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24cm"/>
    </style:style>
    <style:style style:name="co3" style:family="table-column">
      <style:table-column-properties fo:break-before="auto" style:column-width="1.7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16.855cm" svg:y="0cm">
            <draw:object draw:notify-on-update-of-ranges="Sheet1.C11:Sheet1.C11 Sheet1.C12:Sheet1.C18 Sheet1.D11:Sheet1.D11 Sheet1.D12:Sheet1.D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9cm" svg:height="8.999cm" svg:x="10.795cm" svg:y="4.615cm">
            <draw:object draw:notify-on-update-of-ranges="Sheet1.C11:Sheet1.C11 Sheet1.C12:Sheet1.C18 Sheet1.E11:Sheet1.E11 Sheet1.E12:Sheet1.E1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1072">
            <text:p>1072</text:p>
          </table:table-cell>
          <table:table-cell office:value-type="float" office:value="1448">
            <text:p>1448</text:p>
          </table:table-cell>
          <table:table-cell office:value-type="float" office:value="1011">
            <text:p>1011</text:p>
          </table:table-cell>
          <table:table-cell office:value-type="float" office:value="1200">
            <text:p>1200</text:p>
          </table:table-cell>
          <table:table-cell office:value-type="float" office:value="1097">
            <text:p>1097</text:p>
          </table:table-cell>
          <table:table-cell office:value-type="float" office:value="1414">
            <text:p>1414</text:p>
          </table:table-cell>
        </table:table-row>
        <table:table-row table:style-name="ro1">
          <table:table-cell/>
          <table:table-cell office:value-type="float" office:value="1332">
            <text:p>1332</text:p>
          </table:table-cell>
          <table:table-cell office:value-type="float" office:value="1836">
            <text:p>1836</text:p>
          </table:table-cell>
          <table:table-cell office:value-type="float" office:value="1347">
            <text:p>1347</text:p>
          </table:table-cell>
          <table:table-cell office:value-type="float" office:value="1849">
            <text:p>1849</text:p>
          </table:table-cell>
          <table:table-cell office:value-type="float" office:value="1332">
            <text:p>1332</text:p>
          </table:table-cell>
          <table:table-cell office:value-type="float" office:value="1847">
            <text:p>1847</text:p>
          </table:table-cell>
        </table:table-row>
        <table:table-row table:style-name="ro1">
          <table:table-cell/>
          <table:table-cell office:value-type="float" office:value="1493">
            <text:p>1493</text:p>
          </table:table-cell>
          <table:table-cell office:value-type="float" office:value="2118">
            <text:p>2118</text:p>
          </table:table-cell>
          <table:table-cell office:value-type="float" office:value="1456">
            <text:p>1456</text:p>
          </table:table-cell>
          <table:table-cell office:value-type="float" office:value="2060">
            <text:p>2060</text:p>
          </table:table-cell>
          <table:table-cell office:value-type="float" office:value="1469">
            <text:p>1469</text:p>
          </table:table-cell>
          <table:table-cell office:value-type="float" office:value="2069">
            <text:p>2069</text:p>
          </table:table-cell>
        </table:table-row>
        <table:table-row table:style-name="ro1">
          <table:table-cell/>
          <table:table-cell office:value-type="float" office:value="1494">
            <text:p>1494</text:p>
          </table:table-cell>
          <table:table-cell office:value-type="float" office:value="2104">
            <text:p>2104</text:p>
          </table:table-cell>
          <table:table-cell office:value-type="float" office:value="1469">
            <text:p>1469</text:p>
          </table:table-cell>
          <table:table-cell office:value-type="float" office:value="2078">
            <text:p>2078</text:p>
          </table:table-cell>
          <table:table-cell office:value-type="float" office:value="1459">
            <text:p>1459</text:p>
          </table:table-cell>
          <table:table-cell office:value-type="float" office:value="2110">
            <text:p>2110</text:p>
          </table:table-cell>
        </table:table-row>
        <table:table-row table:style-name="ro1">
          <table:table-cell/>
          <table:table-cell office:value-type="float" office:value="1504">
            <text:p>1504</text:p>
          </table:table-cell>
          <table:table-cell office:value-type="float" office:value="2103">
            <text:p>2103</text:p>
          </table:table-cell>
          <table:table-cell office:value-type="float" office:value="1518">
            <text:p>1518</text:p>
          </table:table-cell>
          <table:table-cell office:value-type="float" office:value="2157">
            <text:p>2157</text:p>
          </table:table-cell>
          <table:table-cell office:value-type="float" office:value="1508">
            <text:p>1508</text:p>
          </table:table-cell>
          <table:table-cell office:value-type="float" office:value="2127">
            <text:p>2127</text:p>
          </table:table-cell>
        </table:table-row>
        <table:table-row table:style-name="ro1">
          <table:table-cell/>
          <table:table-cell office:value-type="float" office:value="1609">
            <text:p>1609</text:p>
          </table:table-cell>
          <table:table-cell office:value-type="float" office:value="2210">
            <text:p>2210</text:p>
          </table:table-cell>
          <table:table-cell office:value-type="float" office:value="1599">
            <text:p>1599</text:p>
          </table:table-cell>
          <table:table-cell office:value-type="float" office:value="2203">
            <text:p>2203</text:p>
          </table:table-cell>
          <table:table-cell office:value-type="float" office:value="1591">
            <text:p>1591</text:p>
          </table:table-cell>
          <table:table-cell office:value-type="float" office:value="2209">
            <text:p>2209</text:p>
          </table:table-cell>
        </table:table-row>
        <table:table-row table:style-name="ro1">
          <table:table-cell/>
          <table:table-cell office:value-type="float" office:value="1638">
            <text:p>1638</text:p>
          </table:table-cell>
          <table:table-cell office:value-type="float" office:value="2260">
            <text:p>2260</text:p>
          </table:table-cell>
          <table:table-cell office:value-type="float" office:value="1631">
            <text:p>1631</text:p>
          </table:table-cell>
          <table:table-cell office:value-type="float" office:value="2237">
            <text:p>2237</text:p>
          </table:table-cell>
          <table:table-cell office:value-type="float" office:value="1627">
            <text:p>1627</text:p>
          </table:table-cell>
          <table:table-cell office:value-type="float" office:value="2222">
            <text:p>2222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Distancia</text:p>
          </table:table-cell>
          <table:table-cell office:value-type="string">
            <text:p>Sensor 1</text:p>
          </table:table-cell>
          <table:table-cell office:value-type="string">
            <text:p>Sensor 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(SUM([.B2];[.D2];[.F2])/3)" office:value-type="float" office:value="1060">
            <text:p>1060</text:p>
          </table:table-cell>
          <table:table-cell table:formula="of:=(SUM([.C2];[.E2];[.G2])/3)" office:value-type="float" office:value="1354">
            <text:p>135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formula="of:=(SUM([.B3];[.D3];[.F3])/3)" office:value-type="float" office:value="1337">
            <text:p>1337</text:p>
          </table:table-cell>
          <table:table-cell table:formula="of:=(SUM([.C3];[.E3];[.G3])/3)" office:value-type="float" office:value="1844">
            <text:p>184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formula="of:=(SUM([.B4];[.D4];[.F4])/3)" office:value-type="float" office:value="1472.66666666667">
            <text:p>1472.6666666667</text:p>
          </table:table-cell>
          <table:table-cell table:formula="of:=(SUM([.C4];[.E4];[.G4])/3)" office:value-type="float" office:value="2082.33333333333">
            <text:p>2082.3333333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formula="of:=(SUM([.B5];[.D5];[.F5])/3)" office:value-type="float" office:value="1474">
            <text:p>1474</text:p>
          </table:table-cell>
          <table:table-cell table:formula="of:=(SUM([.C5];[.E5];[.G5])/3)" office:value-type="float" office:value="2097.33333333333">
            <text:p>2097.3333333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table:formula="of:=(SUM([.B6];[.D6];[.F6])/3)" office:value-type="float" office:value="1510">
            <text:p>1510</text:p>
          </table:table-cell>
          <table:table-cell table:formula="of:=(SUM([.C6];[.E6];[.G6])/3)" office:value-type="float" office:value="2129">
            <text:p>21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table:formula="of:=(SUM([.B7];[.D7];[.F7])/3)" office:value-type="float" office:value="1599.66666666667">
            <text:p>1599.6666666667</text:p>
          </table:table-cell>
          <table:table-cell table:formula="of:=(SUM([.C7];[.E7];[.G7])/3)" office:value-type="float" office:value="2207.33333333333">
            <text:p>2207.333333333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0">
            <text:p>70</text:p>
          </table:table-cell>
          <table:table-cell table:formula="of:=(SUM([.B8];[.D8];[.F8])/3)" office:value-type="float" office:value="1632">
            <text:p>1632</text:p>
          </table:table-cell>
          <table:table-cell table:formula="of:=(SUM([.C8];[.E8];[.G8])/3)" office:value-type="float" office:value="2239.66666666667">
            <text:p>2239.6666666667</text:p>
          </table:table-cell>
          <table:table-cell table:number-columns-repeated="2"/>
        </table:table-row>
      </table:table>
      <table:table table:name="Sheet2" table:style-name="ta1">
        <table:shapes>
          <draw:frame draw:z-index="0" draw:style-name="gr1" svg:width="15.999cm" svg:height="8.999cm" svg:x="0.001cm" svg:y="0.001cm">
            <draw:object draw:notify-on-update-of-ranges="Sheet1.C12:Sheet1.C18 Sheet1.D11:Sheet1.D11 Sheet1.D12:Sheet1.D1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15.999cm" svg:height="8.999cm" svg:x="15.971cm" svg:y="0.027cm">
            <draw:object draw:notify-on-update-of-ranges="Sheet1.C12:Sheet1.C18 Sheet1.E11:Sheet1.E11 Sheet1.E12:Sheet1.E1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fredo </meta:initial-creator>
    <meta:creation-date>2012-03-13T18:51:39</meta:creation-date>
    <dc:date>2012-03-13T20:48:12</dc:date>
    <dc:creator>alfredo </dc:creator>
    <meta:editing-duration>PT1H9M39S</meta:editing-duration>
    <meta:editing-cycles>2</meta:editing-cycles>
    <meta:generator>LibreOffice/3.5$Linux_x86 LibreOffice_project/7e68ba2-a744ebf-1f241b7-c506db1-7d53735</meta:generator>
    <meta:document-statistic meta:table-count="3" meta:cell-count="6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powe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powe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09cm" svg:y="3.952cm" style:legend-expansion="high" chart:style-name="ch2"/>
        <chart:plot-area chart:style-name="ch3" table:cell-range-address="Sheet1.C11:Sheet1.D18" chart:data-source-has-labels="row" svg:x="0.77cm" svg:y="0.855cm" svg:width="10.6cm" svg:height="7.545cm">
          <chartooo:coordinate-region svg:x="1.762cm" svg:y="1.054cm" svg:width="9.421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2:Sheet1.D18" chart:label-cell-address="Sheet1.D11:Sheet1.D11" chart:class="chart:scatter">
            <chart:domain table:cell-range-address="Sheet1.C12:Sheet1.C18"/>
            <chart:regression-curve chart:style-name="ch7">
              <chart:equation chart:display-r-square="true" svg:x="1.306cm" svg:y="0.023cm"/>
            </chart:regression-curve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nsor 1</text:p>
                <draw:g>
                  <svg:desc>Sheet1.D11:Sheet1.D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C12:Sheet1.C18</svg:desc>
                </draw:g>
              </table:table-cell>
              <table:table-cell office:value-type="float" office:value="1060">
                <text:p>1060</text:p>
                <draw:g>
                  <svg:desc>Sheet1.D12:Sheet1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472.66666666667">
                <text:p>1472.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599.66666666667">
                <text:p>1599.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632">
                <text:p>16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7e68ba2-a744ebf-1f241b7-c506db1-7d5373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ogarithmic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ogarithmic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89cm" svg:y="3.952cm" style:legend-expansion="high" chart:style-name="ch2"/>
        <chart:plot-area chart:style-name="ch3" table:cell-range-address="Sheet1.C12:Sheet1.D18 Sheet1.D11:Sheet1.D11" chart:data-source-has-labels="row" svg:x="0.77cm" svg:y="0.855cm" svg:width="9.78cm" svg:height="7.545cm">
          <chartooo:coordinate-region svg:x="1.762cm" svg:y="1.054cm" svg:width="8.601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2:Sheet1.D18" chart:label-cell-address="Sheet1.D11:Sheet1.D11" chart:class="chart:scatter">
            <chart:domain table:cell-range-address="Sheet1.C12:Sheet1.C18"/>
            <chart:regression-curve chart:style-name="ch7">
              <chart:equation chart:display-r-square="true" svg:x="1.306cm" svg:y="0.023cm"/>
            </chart:regression-curve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nsor 1</text:p>
                <draw:g>
                  <svg:desc>Sheet1.D11:Sheet1.D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C12:Sheet1.C18</svg:desc>
                </draw:g>
              </table:table-cell>
              <table:table-cell office:value-type="float" office:value="1060">
                <text:p>1060</text:p>
                <draw:g>
                  <svg:desc>Sheet1.D12:Sheet1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472.66666666667">
                <text:p>1472.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1474">
                <text:p>14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510">
                <text:p>15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599.66666666667">
                <text:p>1599.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632">
                <text:p>16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7e68ba2-a744ebf-1f241b7-c506db1-7d5373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powe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power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09cm" svg:y="3.952cm" style:legend-expansion="high" chart:style-name="ch2"/>
        <chart:plot-area chart:style-name="ch3" table:cell-range-address="Sheet1.C11:Sheet1.C18 Sheet1.E11:Sheet1.E18" chart:data-source-has-labels="row" svg:x="0.77cm" svg:y="0.855cm" svg:width="10.6cm" svg:height="7.545cm">
          <chartooo:coordinate-region svg:x="1.762cm" svg:y="1.054cm" svg:width="9.421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12:Sheet1.E18" chart:label-cell-address="Sheet1.E11:Sheet1.E11" chart:class="chart:scatter">
            <chart:domain table:cell-range-address="Sheet1.C12:Sheet1.C18"/>
            <chart:regression-curve chart:style-name="ch7">
              <chart:equation chart:display-r-square="true" svg:x="1.854cm" svg:y="0cm"/>
            </chart:regression-curve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nsor 2</text:p>
                <draw:g>
                  <svg:desc>Sheet1.E11:Sheet1.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C12:Sheet1.C18</svg:desc>
                </draw:g>
              </table:table-cell>
              <table:table-cell office:value-type="float" office:value="1354">
                <text:p>1354</text:p>
                <draw:g>
                  <svg:desc>Sheet1.E12:Sheet1.E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844">
                <text:p>18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082.33333333333">
                <text:p>2082.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097.33333333333">
                <text:p>2097.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207.33333333333">
                <text:p>2207.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239.66666666667">
                <text:p>2239.6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7e68ba2-a744ebf-1f241b7-c506db1-7d5373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ogarithmic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ogarithmic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189cm" svg:y="3.952cm" style:legend-expansion="high" chart:style-name="ch2"/>
        <chart:plot-area chart:style-name="ch3" table:cell-range-address="Sheet1.C12:Sheet1.C18 Sheet1.E11:Sheet1.E18" chart:data-source-has-labels="row" svg:x="0.77cm" svg:y="0.855cm" svg:width="9.78cm" svg:height="7.545cm">
          <chartooo:coordinate-region svg:x="1.762cm" svg:y="1.054cm" svg:width="8.601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12:Sheet1.E18" chart:label-cell-address="Sheet1.E11:Sheet1.E11" chart:class="chart:scatter">
            <chart:domain table:cell-range-address="Sheet1.C12:Sheet1.C18"/>
            <chart:regression-curve chart:style-name="ch7">
              <chart:equation chart:display-r-square="true" svg:x="1.854cm" svg:y="0cm"/>
            </chart:regression-curve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Sensor 2</text:p>
                <draw:g>
                  <svg:desc>Sheet1.E11:Sheet1.E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C12:Sheet1.C18</svg:desc>
                </draw:g>
              </table:table-cell>
              <table:table-cell office:value-type="float" office:value="1354">
                <text:p>1354</text:p>
                <draw:g>
                  <svg:desc>Sheet1.E12:Sheet1.E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844">
                <text:p>18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082.33333333333">
                <text:p>2082.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097.33333333333">
                <text:p>2097.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207.33333333333">
                <text:p>2207.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2239.66666666667">
                <text:p>2239.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7e68ba2-a744ebf-1f241b7-c506db1-7d5373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